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Fine_20_Dotted" draw:marker-start="Arrow" draw:marker-start-width="0.4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fo:min-height="2.849cm"/>
    </style:style>
    <style:style style:name="gr8" style:family="graphic" style:parent-style-name="standard">
      <style:graphic-properties draw:stroke="none" svg:stroke-color="#000000" draw:fill="none" draw:fill-color="#ffffff" fo:min-height="1.025cm"/>
    </style:style>
    <style:style style:name="gr9" style:family="graphic" style:parent-style-name="standard">
      <style:graphic-properties draw:stroke="none" svg:stroke-color="#000000" draw:fill="none" draw:fill-color="#ffffff" fo:min-height="2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hyphenat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5cm" svg:height="2.3cm" svg:x="1.9cm" svg:y="3.4cm">
          <text:p text:style-name="P1">ESP</text:p>
        </draw:rect>
        <draw:line draw:style-name="gr2" draw:text-style-name="P1" draw:layer="layout" svg:x1="5.6cm" svg:y1="4.5cm" svg:x2="14.1cm" svg:y2="2.5cm">
          <text:p text:style-name="P1">Wifi</text:p>
        </draw:line>
        <draw:frame draw:style-name="gr3" draw:layer="layout" svg:width="4.9cm" svg:height="3.099cm" svg:x="14.5cm" svg:y="1.5cm">
          <draw:text-box>
            <text:p>NTP<text:line-break/>E-METER</text:p>
            <text:p>PV </text:p>
            <text:p/>
          </draw:text-box>
        </draw:frame>
        <draw:rect draw:style-name="gr1" draw:text-style-name="P1" draw:layer="layout" svg:width="4.4cm" svg:height="4cm" svg:x="7.9cm" svg:y="6.7cm">
          <text:p text:style-name="P1">Battery<text:line-break/>+<text:line-break/>BMS</text:p>
        </draw:rect>
        <draw:polyline draw:style-name="gr4" draw:text-style-name="P1" draw:layer="layout" svg:width="0.499cm" svg:height="2.899cm" svg:x="3cm" svg:y="5.7cm" svg:viewBox="0 0 500 2900" draw:points="0,0 0,2900 500,2900">
          <text:p/>
        </draw:polyline>
        <draw:rect draw:style-name="gr1" draw:text-style-name="P1" draw:layer="layout" svg:width="4.7cm" svg:height="6.6cm" svg:x="3.9cm" svg:y="12.9cm">
          <text:p text:style-name="P1">Automatic</text:p>
          <text:p text:style-name="P1">Charger</text:p>
          <text:p text:style-name="P1">suitable for </text:p>
          <text:p text:style-name="P1">Battery</text:p>
          <text:p text:style-name="P1"/>
          <text:p text:style-name="P1">(Independent </text:p>
          <text:p text:style-name="P1">charge control)</text:p>
        </draw:rect>
        <draw:rect draw:style-name="gr1" draw:text-style-name="P1" draw:layer="layout" svg:width="4.7cm" svg:height="2.8cm" svg:x="11.6cm" svg:y="12.9cm">
          <text:p text:style-name="P1">DC/DC</text:p>
        </draw:rect>
        <draw:rect draw:style-name="gr1" draw:text-style-name="P1" draw:layer="layout" svg:width="4.7cm" svg:height="2.8cm" svg:x="11.6cm" svg:y="16.7cm">
          <text:p text:style-name="P1">Inverter</text:p>
          <text:p text:style-name="P1">(grid </text:p>
          <text:p text:style-name="P1">synchronous)</text:p>
        </draw:rect>
        <draw:polyline draw:style-name="gr5" draw:text-style-name="P1" draw:layer="layout" svg:width="3.499cm" svg:height="2.199cm" svg:x="10.7cm" svg:y="10.7cm" svg:viewBox="0 0 3500 2200" draw:points="0,0 0,1400 3500,1400 3500,2200">
          <text:p/>
        </draw:polyline>
        <draw:polyline draw:style-name="gr5" draw:text-style-name="P1" draw:layer="layout" svg:width="3.499cm" svg:height="2.199cm" svg:x="6.1cm" svg:y="10.7cm" svg:viewBox="0 0 3500 2200" draw:points="3500,0 3500,1400 0,1400 0,2200">
          <text:p/>
        </draw:polyline>
        <draw:line draw:style-name="gr5" draw:text-style-name="P1" draw:layer="layout" svg:x1="14.1cm" svg:y1="15.7cm" svg:x2="14.1cm" svg:y2="16.7cm">
          <text:p/>
        </draw:line>
        <draw:frame draw:style-name="gr6" draw:layer="layout" svg:width="7.3cm" svg:height="0.963cm" svg:x="11.275cm" svg:y="10.9cm">
          <draw:text-box>
            <text:p>Fuse</text:p>
          </draw:text-box>
        </draw:frame>
        <draw:rect draw:style-name="gr1" draw:text-style-name="P1" draw:layer="layout" svg:width="0.9cm" svg:height="0.7cm" svg:x="9.1cm" svg:y="11cm">
          <text:p text:style-name="P1">F</text:p>
        </draw:rect>
        <draw:rect draw:style-name="gr1" draw:text-style-name="P1" draw:layer="layout" svg:width="0.9cm" svg:height="0.7cm" svg:x="10.2cm" svg:y="11cm">
          <text:p text:style-name="P1">F</text:p>
        </draw:rect>
        <draw:polyline draw:style-name="gr5" draw:text-style-name="P1" draw:layer="layout" svg:width="3.299cm" svg:height="1.999cm" svg:x="10.8cm" svg:y="19.5cm" svg:viewBox="0 0 3300 2000" draw:points="3300,0 3300,2000 0,2000">
          <text:p/>
        </draw:polyline>
        <draw:polyline draw:style-name="gr5" draw:text-style-name="P1" draw:layer="layout" svg:width="3.399cm" svg:height="1.999cm" svg:x="6.2cm" svg:y="19.5cm" svg:viewBox="0 0 3400 2000" draw:points="0,0 0,2000 3400,2000">
          <text:p/>
        </draw:polyline>
        <draw:frame draw:style-name="gr6" draw:layer="layout" svg:width="5.7cm" svg:height="0.963cm" svg:x="7.5cm" svg:y="20.137cm">
          <draw:text-box>
            <text:p>Relais2, Mode</text:p>
          </draw:text-box>
        </draw:frame>
        <draw:polyline draw:style-name="gr5" draw:text-style-name="P1" draw:layer="layout" svg:width="3.199cm" svg:height="2.799cm" svg:x="6.3cm" svg:y="24.3cm" svg:viewBox="0 0 3200 2800" draw:points="0,2800 0,0 3200,0">
          <text:p/>
        </draw:polyline>
        <draw:line draw:style-name="gr5" draw:text-style-name="P1" draw:layer="layout" svg:x1="10.8cm" svg:y1="24.3cm" svg:x2="14.1cm" svg:y2="24.3cm">
          <text:p/>
        </draw:line>
        <draw:polyline draw:style-name="gr5" draw:text-style-name="P1" draw:layer="layout" svg:width="2.399cm" svg:height="3.399cm" svg:x="9cm" svg:y="21.2cm" svg:viewBox="0 0 2400 3400" draw:points="0,0 1200,1000 1200,2200 2400,3400">
          <text:p/>
        </draw:polyline>
        <draw:frame draw:style-name="gr6" draw:layer="layout" svg:width="5.7cm" svg:height="0.963cm" svg:x="7.6cm" svg:y="24.637cm">
          <draw:text-box>
            <text:p>Relais1, On/Off</text:p>
          </draw:text-box>
        </draw:frame>
        <draw:frame draw:style-name="gr6" draw:layer="layout" svg:width="6.4cm" svg:height="0.963cm" svg:x="3.3cm" svg:y="27.2cm">
          <draw:text-box>
            <text:p>Home power grid</text:p>
          </draw:text-box>
        </draw:frame>
        <draw:frame draw:style-name="gr7" draw:layer="layout" svg:width="7cm" svg:height="3.099cm" svg:x="12.562cm" svg:y="21.752cm">
          <draw:text-box>
            <text:p>All relays switch</text:p>
            <text:p>two-phase!</text:p>
            <text:p>Observe potentials!</text:p>
          </draw:text-box>
        </draw:frame>
        <draw:rect draw:style-name="gr1" draw:text-style-name="P1" draw:layer="layout" svg:width="3.2cm" svg:height="1.5cm" svg:x="3.5cm" svg:y="7.9cm">
          <text:p text:style-name="P2">measure</text:p>
          <text:p text:style-name="P1">multiplexer</text:p>
        </draw:rect>
        <draw:rect draw:style-name="gr1" draw:text-style-name="P1" draw:layer="layout" svg:width="0.9cm" svg:height="0.7cm" svg:x="6.8cm" svg:y="7.5cm">
          <text:p text:style-name="P1">F</text:p>
        </draw:rect>
        <draw:rect draw:style-name="gr1" draw:text-style-name="P1" draw:layer="layout" svg:width="0.9cm" svg:height="0.7cm" svg:x="6.8cm" svg:y="8.9cm">
          <text:p text:style-name="P1">F</text:p>
        </draw:rect>
        <draw:frame draw:style-name="gr8" draw:layer="layout" svg:width="2cm" svg:height="1.275cm" svg:x="6.1cm" svg:y="9.825cm">
          <draw:text-box>
            <text:p>Fuse</text:p>
          </draw:text-box>
        </draw:frame>
        <draw:polyline draw:style-name="gr4" draw:text-style-name="P1" draw:layer="layout" svg:width="5.299cm" svg:height="17.199cm" svg:x="2.5cm" svg:y="5.7cm" svg:viewBox="0 0 5300 17200" draw:points="0,0 400,17200 5300,17200">
          <text:p/>
        </draw:polyline>
        <draw:frame draw:style-name="gr9" draw:layer="layout" svg:width="7.3cm" svg:height="3.2cm" svg:x="12.7cm" svg:y="7.2cm">
          <draw:text-box>
            <text:p>The battery must have a BMS with deep/overcharge and short circuit protection</text:p>
          </draw:text-box>
        </draw:frame>
        <draw:line draw:style-name="gr2" draw:text-style-name="P1" draw:layer="layout" svg:x1="5.6cm" svg:y1="4.508cm" svg:x2="14.2cm" svg:y2="4.8cm">
          <text:p text:style-name="P1">Wifi</text:p>
        </draw:line>
        <draw:frame draw:style-name="gr3" draw:layer="layout" svg:width="4.9cm" svg:height="1.8cm" svg:x="14.5cm" svg:y="4.301cm">
          <draw:text-box>
            <text:p>Webinterf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6-03T22:04:42.27</meta:creation-date>
    <dc:date>2023-07-04T21:32:41.81</dc:date>
    <meta:editing-duration>PT51M12S</meta:editing-duration>
    <meta:editing-cycles>56</meta:editing-cycles>
    <meta:generator>OpenOffice/4.1.13$Win32 OpenOffice.org_project/4113m1$Build-9810</meta:generator>
    <meta:document-statistic meta:object-count="31"/>
  </office:meta>
</office:document-meta>
</file>